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UrbanTitle3">
      <style:paragraph-properties fo:text-align="center" style:justify-single-word="false"/>
    </style:style>
    <style:style style:name="P4" style:family="paragraph" style:parent-style-name="UrbanBody">
      <style:text-properties style:font-name="Times New Roman1" fo:font-size="12pt" style:font-size-asian="12pt" style:font-size-complex="12pt"/>
    </style:style>
    <style:style style:name="P5" style:family="paragraph" style:parent-style-name="UrbanBody">
      <style:text-properties style:font-name="Times New Roman1" fo:font-size="12pt" fo:font-style="normal" fo:font-weight="normal" style:font-size-asian="12pt" style:font-style-asian="normal" style:font-weight-asian="normal" style:font-size-complex="12pt"/>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fo:font-weight="normal" style:font-style-asian="normal" style:font-weight-asian="normal"/>
    </style:style>
    <style:style style:name="T6" style:family="text">
      <style:text-properties fo:font-style="normal" fo:font-weight="bold" style:font-style-asian="normal" style:font-weight-asian="bold" style:font-weight-complex="bold"/>
    </style:style>
    <style:style style:name="T7" style:family="text">
      <style:text-properties style:font-name="Times New Roman1" fo:font-size="12pt" style:font-size-asian="12pt" style:font-size-complex="12pt"/>
    </style:style>
    <style:style style:name="T8" style:family="text">
      <style:text-properties fo:font-weight="bold" style:font-weight-asian="bold" style:font-weight-complex="bold"/>
    </style:style>
    <style:style style:name="T9" style:family="text">
      <style:text-properties style:use-window-font-color="true" fo:font-style="normal" fo:font-weight="normal" style:font-style-asian="normal" style:font-weight-asian="normal"/>
    </style:style>
    <style:style style:name="T10" style:family="text">
      <style:text-properties style:use-window-font-color="true" style:font-name="Times New Roman1" fo:font-size="12pt" fo:font-style="normal" fo:font-weight="normal" style:font-size-asian="12pt" style:font-style-asian="normal" style:font-weight-asian="normal" style:font-size-complex="12pt"/>
    </style:style>
    <style:style style:name="T11" style:family="text">
      <style:text-properties fo:language="zxx" fo:country="none" fo:font-style="normal" fo:font-weight="normal" style:font-style-asian="normal" style:font-weight-asian="normal"/>
    </style:style>
    <style:style style:name="T12" style:family="text">
      <style:text-properties fo:language="zxx" fo:country="none" fo:font-style="normal" style:font-style-asian="normal"/>
    </style:style>
    <style:style style:name="T13" style:family="text">
      <style:text-properties fo:font-weight="normal" style:font-weight-asian="normal"/>
    </style:style>
    <style:style style:name="T14" style:family="text">
      <style:text-properties fo:font-weight="normal" style:font-weight-asian="normal" style:font-weight-complex="normal"/>
    </style:style>
    <style:style style:name="T15" style:family="text">
      <style:text-properties fo:font-size="11pt" style:font-size-asian="11pt" style:font-size-complex="11pt"/>
    </style:style>
    <style:style style:name="T16" style:family="text">
      <style:text-properties style:use-window-font-color="true"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7" style:family="text">
      <style:text-properties fo:color="#000000" style:text-outline="false" style:text-line-through-style="none" style:text-position="0% 100%" style:font-name="DejaVu Sans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0"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run-through" style:number-wrapped-paragraphs="no-limit" style:vertical-pos="middle" style:vertical-rel="baseline" style:horizontal-pos="from-left" style:horizontal-rel="page" fo:background-color="transparent" style:background-transparency="100%" fo:padding="0cm" fo:border="none" style:shadow="non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style-name="fr1" draw:name="Cadre2" text:anchor-type="as-char" svg:width="7.128cm" draw:z-index="0"><draw:text-box fo:min-height="5.226cm"><text:p text:style-name="P2"><office:annotation><dc:creator>Gauthier Bastien</dc:creator><dc:date>2011-01-13T14:56:41</dc:date><text:p text:style-name="P6"><text:span text:style-name="T20">do text</text:span></text:p><text:p text:style-name="P6"><text:span text:style-name="T20">from document(at=header, format='odt')</text:span></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text:span text:style-name="T20">do text</text:span></text:p><text:p text:style-name="P6"><text:span text:style-name="T20">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9">do text if len(self.getApplicants()) &gt; 1</text:span></text:p></office:annotation><text:span text:style-name="T8">Demandeurs :</text:span> <text:text-input text:description="Demandeurs">self.getApplicantsSignaletic()</text:text-input></text:p>
      <text:p text:style-name="UrbanBody"><office:annotation><dc:creator>Gauthier Bastien</dc:creator><dc:date>2011-02-16T16:13:21</dc:date><text:p text:style-name="P6"><text:span text:style-name="T18">do text if not len(self.getApplicants()) &gt; 1</text:span></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permis d’urbanisme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self.getPortionOutsText()</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text:span text:style-name="T3">Attendu que l’accusé de réception de cette demande porte la date du </text:span><text:span text:style-name="T11"><text:text-input text:description="Date du récépissé">tool.formatDate(self.getLastAcknowledgmen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text:soft-page-break/></text:p>
      <text:p text:style-name="UrbanBody">Vu le schéma communal de structure approuvé par le Conseil Communal de La Louvière en séance du 18 octobre 2004 qui situe ce bien en <text:span text:style-name="T10"><text:text-input text:description="Bien-Parcelles">self.displayValue(self.Vocabulary('SSC')[0], self.get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displayValue(self.Vocabulary('folderZone')[0], self.get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displayValue(self.Vocabulary('RCU')[0], self.getRCU())</text:text-input></text:span><text:span text:style-name="T10"> </text:span><text:span text:style-name="T3">;</text:span></text:p>
      <text:p text:style-name="UrbanBody"/>
      <text:p text:style-name="UrbanBody"><text:span text:style-name="T15"><office:annotation><dc:creator>sde </dc:creator><dc:date>2011-08-05T08:21:16</dc:date><text:p text:style-name="P6"><text:span text:style-name="T17">do text if not <text:s/>self.getIsInPCA()</text:span></text:p></office:annotation></text:span>Attendu qu'il n'existe pas, pour le territoire où se trouve situé le bien, de plan communal d’aménagement ;</text:p>
      <text:p text:style-name="UrbanBody"><text:span text:style-name="T15"><office:annotation><dc:creator>sde </dc:creator><dc:date>2011-08-05T08:21:16</dc:date><text:p text:style-name="P6"><text:span text:style-name="T17">do text if self.getIsInPCA()</text:span></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text:span text:style-name="T17">do text if not self.getIsInSubdivision()</text:spa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text:span text:style-name="T17">do text if self.getIsInSubdivision()</text:span></text:p></office:annotation></text:span>Attendu qu'il existe pour le territoire où se trouve situé le bien, un lotissement dûment autorisé par le Collège Communal de réfèrence <text:span text:style-name="T14"><text:text-input text:description="Objet des travaux">self.getSubdivisionDetails()</text:text-input></text:span> ;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office:annotation><dc:creator>sde </dc:creator><dc:date>2011-09-07T10:49:05</dc:date><text:p text:style-name="P6"><text:span text:style-name="T16">do text if '330-2'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4"><text:span text:style-name="T5"><office:annotation><dc:creator>sde </dc:creator><dc:date>2011-09-07T10:49:05</dc:date><text:p text:style-name="P6"><text:span text:style-name="T16">do text if '330-2' not in self.getInvestigationArticles()</text:span></text:p></office:annotation></text:span><text:span text:style-name="T5">Article unique</text:span><text:span text:style-name="T3"> : d'émettre un AVIS <text:s/></text:span><text:span text:style-name="T6"><text:text-input text:description="Décision">self.displayValue(urbanEventObj.Vocabulary('decision')[0], urbanEventObj.getDecision()).upper()</text:text-input></text:span><text:span text:style-name="T3"> sur le projet de </text:span><text:span text:style-name="T11"><text:text-input text:description="Demandeurs">self.getApplicantsSignaletic()</text:text-input></text:span><text:span text:style-name="T11"> </text:span><text:span text:style-name="T3">et de solliciter la décision</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401</meta:generator>
    <meta:creation-date>2009-07-27T10:37:25</meta:creation-date>
    <dc:date>2011-11-15T14:12:37</dc:date>
    <dc:language>fr-FR</dc:language>
    <meta:editing-cycles>67</meta:editing-cycles>
    <meta:editing-duration>P1DT9H16M15S</meta:editing-duration>
    <dc:creator>sde </dc:creator>
    <meta:document-statistic meta:table-count="0" meta:image-count="0" meta:object-count="0" meta:page-count="2" meta:paragraph-count="36" meta:word-count="544" meta:character-count="4025"/>
    <meta:user-defined meta:name="Info 1"/>
    <meta:user-defined meta:name="Info 2"/>
    <meta:user-defined meta:name="Info 3"/>
    <meta:user-defined meta:name="Info 4"/>
  </office:meta>
</office:document-meta>
</file>